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Utils.getChild( UIComponent component ,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cesUtils.removeChild( UIComponent component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Utils.findParentUIComponentTag( Tag t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Utils.getFacesContext( Tag tag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cesUtils.isExpression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Utils.evaluate( FacesContext context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